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ple ODF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e Niski</meta:initial-creator>
    <meta:creation-date>2008-08-15T11:31:47</meta:creation-date>
    <dc:creator>Joe Niski</dc:creator>
    <dc:date>2008-08-15T11:32:26</dc:date>
    <meta:editing-cycles>1</meta:editing-cycles>
    <meta:editing-duration>PT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19"/>
  </office:meta>
</office:document-meta>
</file>